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5pt" fo:font-weight="bold" officeooo:rsid="000c3a95" officeooo:paragraph-rsid="000c3a95"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Arial" fo:font-size="15pt" fo:font-weight="normal" officeooo:rsid="000c3a95" officeooo:paragraph-rsid="000c3a95"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rial" fo:font-size="15pt" fo:font-weight="normal" officeooo:rsid="000e13ff" officeooo:paragraph-rsid="000e13ff"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Arial" fo:font-size="14pt" fo:font-weight="normal" officeooo:rsid="000c3a95" officeooo:paragraph-rsid="000c3a95" style:font-size-asian="14pt" style:font-weight-asian="normal" style:font-size-complex="14pt" style:font-weight-complex="normal"/>
    </style:style>
    <style:style style:name="P5" style:family="paragraph" style:parent-style-name="Standard">
      <style:paragraph-properties fo:margin-top="0.0398in" fo:margin-bottom="0.0398in" style:contextual-spacing="false" fo:line-height="100%" fo:text-align="start" style:justify-single-word="false"/>
      <style:text-properties style:font-name="Arial" fo:font-size="15pt" fo:font-weight="normal" officeooo:rsid="000c3a95" officeooo:paragraph-rsid="000c3a95" style:font-size-asian="15pt" style:font-weight-asian="normal" style:font-size-complex="15pt" style:font-weight-complex="normal"/>
    </style:style>
    <style:style style:name="P6" style:family="paragraph" style:parent-style-name="Standard">
      <style:paragraph-properties fo:margin-top="0.0398in" fo:margin-bottom="0.0398in" style:contextual-spacing="false" fo:text-align="start" style:justify-single-word="false"/>
      <style:text-properties style:font-name="Arial" fo:font-size="15pt" fo:font-weight="normal" officeooo:rsid="000c3a95" officeooo:paragraph-rsid="000c3a95" style:font-size-asian="15pt" style:font-weight-asian="normal" style:font-size-complex="15pt" style:font-weight-complex="normal"/>
    </style:style>
    <style:style style:name="P7" style:family="paragraph" style:parent-style-name="Standard">
      <style:paragraph-properties fo:margin-top="0.0398in" fo:margin-bottom="0.0398in" style:contextual-spacing="false" fo:text-align="start" style:justify-single-word="false"/>
      <style:text-properties style:font-name="Arial" fo:font-size="15pt" fo:font-weight="normal" officeooo:rsid="000c3a95" officeooo:paragraph-rsid="00114c06" style:font-size-asian="15pt" style:font-weight-asian="normal" style:font-size-complex="15pt" style:font-weight-complex="normal"/>
    </style:style>
    <style:style style:name="P8" style:family="paragraph" style:parent-style-name="Standard">
      <style:paragraph-properties fo:margin-top="0.0398in" fo:margin-bottom="0.0398in" style:contextual-spacing="false" fo:text-align="start" style:justify-single-word="false"/>
      <style:text-properties style:font-name="Arial" fo:font-size="14pt" fo:font-weight="normal" officeooo:rsid="000c3a95" officeooo:paragraph-rsid="000c3a95" style:font-size-asian="14pt" style:font-weight-asian="normal" style:font-size-complex="14pt" style:font-weight-complex="normal"/>
    </style:style>
    <style:style style:name="P9" style:family="paragraph" style:parent-style-name="Standard">
      <style:paragraph-properties fo:margin-top="0.0398in" fo:margin-bottom="0.0398in" style:contextual-spacing="false" fo:text-align="start" style:justify-single-word="false"/>
      <style:text-properties officeooo:paragraph-rsid="000f70d3"/>
    </style:style>
    <style:style style:name="P10" style:family="paragraph" style:parent-style-name="Standard">
      <style:paragraph-properties fo:margin-top="0.0398in" fo:margin-bottom="0.0398in" style:contextual-spacing="false" fo:text-align="start" style:justify-single-word="false"/>
      <style:text-properties officeooo:paragraph-rsid="00114c06"/>
    </style:style>
    <style:style style:name="P11" style:family="paragraph" style:parent-style-name="Standard">
      <style:paragraph-properties fo:margin-top="0.0791in" fo:margin-bottom="0.0791in" style:contextual-spacing="false" fo:text-align="start" style:justify-single-word="false"/>
      <style:text-properties style:font-name="Arial" fo:font-size="15pt" fo:font-weight="normal" officeooo:rsid="000c3a95" officeooo:paragraph-rsid="000c3a95" style:font-size-asian="15pt" style:font-weight-asian="normal" style:font-size-complex="15pt" style:font-weight-complex="normal"/>
    </style:style>
    <style:style style:name="P12" style:family="paragraph" style:parent-style-name="Standard">
      <style:paragraph-properties fo:margin-top="0.0791in" fo:margin-bottom="0.0791in" style:contextual-spacing="false" fo:text-align="start" style:justify-single-word="false"/>
      <style:text-properties style:font-name="Arial" fo:font-size="15pt" fo:font-weight="normal" officeooo:rsid="000c3a95" officeooo:paragraph-rsid="000e13ff" style:font-size-asian="15pt" style:font-weight-asian="normal" style:font-size-complex="15pt" style:font-weight-complex="normal"/>
    </style:style>
    <style:style style:name="P13" style:family="paragraph" style:parent-style-name="Standard" style:list-style-name="L1">
      <style:paragraph-properties fo:text-align="start" style:justify-single-word="false"/>
      <style:text-properties officeooo:paragraph-rsid="000f70d3"/>
    </style:style>
    <style:style style:name="P14" style:family="paragraph" style:parent-style-name="Standard">
      <style:paragraph-properties fo:text-align="start" style:justify-single-word="false"/>
      <style:text-properties officeooo:paragraph-rsid="000e13ff"/>
    </style:style>
    <style:style style:name="P15" style:family="paragraph" style:parent-style-name="Standard" style:list-style-name="L1">
      <style:paragraph-properties fo:text-align="start" style:justify-single-word="false"/>
      <style:text-properties style:font-name="Arial" fo:font-size="16pt" style:text-underline-style="solid" style:text-underline-width="auto" style:text-underline-color="font-color" fo:font-weight="bold" officeooo:rsid="000c3a95" officeooo:paragraph-rsid="000f70d3" style:font-size-asian="16pt" style:font-weight-asian="bold" style:font-size-complex="16pt" style:font-weight-complex="bold"/>
    </style:style>
    <style:style style:name="P16" style:family="paragraph" style:parent-style-name="Standard" style:list-style-name="L2">
      <style:paragraph-properties fo:text-align="start" style:justify-single-word="false"/>
      <style:text-properties style:font-name="Arial" fo:font-size="14pt" style:text-underline-style="solid" style:text-underline-width="auto" style:text-underline-color="font-color" fo:font-weight="bold" officeooo:rsid="000c3a95" officeooo:paragraph-rsid="000c3a95" style:font-size-asian="14pt" style:font-weight-asian="bold" style:font-size-complex="14pt" style:font-weight-complex="bold"/>
    </style:style>
    <style:style style:name="P17" style:family="paragraph" style:parent-style-name="Standard" style:list-style-name="L3">
      <style:paragraph-properties fo:text-align="start" style:justify-single-word="false"/>
      <style:text-properties style:font-name="Arial" fo:font-size="14pt" style:text-underline-style="solid" style:text-underline-width="auto" style:text-underline-color="font-color" fo:font-weight="bold" officeooo:rsid="000c3a95" officeooo:paragraph-rsid="000c3a95"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Arial" fo:font-size="15pt" fo:font-weight="normal" officeooo:rsid="000e13ff" officeooo:paragraph-rsid="000e13ff" style:font-size-asian="15pt" style:font-weight-asian="normal" style:font-size-complex="15pt" style:font-weight-complex="normal"/>
    </style:style>
    <style:style style:name="P19" style:family="paragraph" style:parent-style-name="Standard">
      <style:text-properties fo:font-size="15pt" style:font-size-asian="15pt" style:font-size-complex="15pt"/>
    </style:style>
    <style:style style:name="P20" style:family="paragraph" style:parent-style-name="Standard">
      <style:paragraph-properties fo:margin-top="0.0398in" fo:margin-bottom="0.0398in" style:contextual-spacing="false" fo:text-align="start" style:justify-single-word="false"/>
      <style:text-properties style:font-name="Arial" fo:font-size="14pt" fo:font-weight="normal" officeooo:rsid="000c3a95" officeooo:paragraph-rsid="000c3a95" style:font-size-asian="14pt" style:font-weight-asian="normal" style:font-size-complex="14pt" style:font-weight-complex="normal"/>
    </style:style>
    <style:style style:name="P21" style:family="paragraph" style:parent-style-name="Standard" style:list-style-name="L4">
      <style:paragraph-properties fo:margin-top="0.0398in" fo:margin-bottom="0.0398in" style:contextual-spacing="false" fo:text-align="start" style:justify-single-word="false"/>
      <style:text-properties style:font-name="Arial" fo:font-size="14pt" style:text-underline-style="solid" style:text-underline-width="auto" style:text-underline-color="font-color" fo:font-weight="bold" officeooo:rsid="000c3a95" officeooo:paragraph-rsid="000e13ff" style:font-size-asian="14pt" style:font-weight-asian="bold" style:font-size-complex="14pt" style:font-weight-complex="bold"/>
    </style:style>
    <style:style style:name="T1" style:family="text">
      <style:text-properties fo:font-weight="bold"/>
    </style:style>
    <style:style style:name="T2" style:family="text">
      <style:text-properties style:font-name="Arial"/>
    </style:style>
    <style:style style:name="T3" style:family="text">
      <style:text-properties style:font-name="Arial" fo:font-size="14pt" fo:font-weight="normal" officeooo:rsid="000c3a95" style:font-size-asian="14pt" style:font-weight-asian="normal" style:font-size-complex="14pt" style:font-weight-complex="normal"/>
    </style:style>
    <style:style style:name="T4" style:family="text">
      <style:text-properties style:font-name="Arial" fo:font-size="14pt" fo:font-weight="normal" officeooo:rsid="000f70d3" style:font-size-asian="14pt" style:font-weight-asian="normal" style:font-size-complex="14pt" style:font-weight-complex="normal"/>
    </style:style>
    <style:style style:name="T5" style:family="text">
      <style:text-properties style:font-name="Arial" fo:font-size="14pt" style:font-size-asian="14pt" style:font-size-complex="14pt"/>
    </style:style>
    <style:style style:name="T6" style:family="text">
      <style:text-properties style:font-name="Arial" fo:font-size="16pt" style:text-underline-style="solid" style:text-underline-width="auto" style:text-underline-color="font-color" fo:font-weight="bold" officeooo:rsid="000c3a95" style:font-size-asian="16pt" style:font-weight-asian="bold" style:font-size-complex="16pt" style:font-weight-complex="bold"/>
    </style:style>
    <style:style style:name="T7" style:family="text">
      <style:text-properties style:font-name="Arial" fo:font-size="16pt" style:text-underline-style="none" fo:font-weight="normal" officeooo:rsid="000c3a95" style:font-size-asian="16pt" style:font-weight-asian="normal" style:font-size-complex="16pt" style:font-weight-complex="normal"/>
    </style:style>
    <style:style style:name="T8" style:family="text">
      <style:text-properties style:font-name="Arial" officeooo:rsid="000f70d3"/>
    </style:style>
    <style:style style:name="T9" style:family="text">
      <style:text-properties style:font-name="Arial" fo:font-size="15pt" fo:font-weight="normal" officeooo:rsid="000c3a95" style:font-size-asian="15pt" style:font-weight-asian="normal" style:font-size-complex="15pt" style:font-weight-complex="normal"/>
    </style:style>
    <style:style style:name="T10" style:family="text">
      <style:text-properties style:font-name="Arial" fo:font-size="15pt" fo:font-weight="normal" officeooo:rsid="000e13ff" style:font-size-asian="15pt" style:font-weight-asian="normal" style:font-size-complex="15pt" style:font-weight-complex="normal"/>
    </style:style>
    <style:style style:name="T11" style:family="text">
      <style:text-properties style:font-name="Arial" fo:font-size="15pt" style:font-size-asian="15pt" style:font-size-complex="15pt"/>
    </style:style>
    <style:style style:name="T12" style:family="text">
      <style:text-properties officeooo:rsid="000e13ff"/>
    </style:style>
    <style:style style:name="T13" style:family="text">
      <style:text-properties style:font-name="Arial Black"/>
    </style:style>
    <style:style style:name="T14" style:family="text">
      <style:text-properties style:font-name="Arial Black" fo:font-weight="bold"/>
    </style:style>
    <style:style style:name="T15" style:family="text">
      <style:text-properties fo:language="en" fo:country="IN"/>
    </style:style>
    <style:style style:name="T16" style:family="text">
      <style:text-properties fo:language="en" fo:country="IN"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text:span text:style-name="T12">smine</text:span>+Karma Assignment-1 (Rahul Singh)</text:p>
      <text:p text:style-name="P2">Question:1</text:p>
      <text:p text:style-name="P4">Write brief description about unit testing and functional testing and its benefits as developer perspective?</text:p>
      <text:p text:style-name="P4"/>
      <text:p text:style-name="P4">Answer:- </text:p>
      <text:list xml:id="list2675833152" text:style-name="L1">
        <text:list-item>
          <text:p text:style-name="P15">Unit Testing:-</text:p>
          <text:p text:style-name="P15"/>
          <text:p text:style-name="P13"><text:span text:style-name="T7">In computer programming, unit testing is a software testing method by which individual units of source code—sets of one or more computer program modules together with associated control data, usage procedures, and operating procedures—are tested to determine whether they are fit for use. </text:span><text:span text:style-name="T6"><text:line-break/></text:span></text:p>
        </text:list-item>
      </text:list>
      <text:p text:style-name="P8"><text:s/>• Unit testing is a type of software testing where individual units or components of a software are tested.</text:p>
      <text:p text:style-name="P9"><text:span text:style-name="T3"><text:s/>• Unit Testing </text:span><text:span text:style-name="T4">types are </text:span><text:span text:style-name="T14">Black Box Testing</text:span><text:span text:style-name="T13">, </text:span><text:span text:style-name="T14">White Box Testing</text:span><text:span text:style-name="T2"> </text:span><text:span text:style-name="T8">and </text:span><text:span text:style-name="T14">Gray Box Testing</text:span><text:span text:style-name="T13"> </text:span></text:p>
      <text:p text:style-name="P8"><text:s/>• Unit Testing is done during the development of an application.</text:p>
      <text:p text:style-name="P8"><text:s/>• The unit testing is being performed by the developers.</text:p>
      <text:p text:style-name="P8"><text:s/>• The purpose of unit testing is to validate that each unit of the software code performs as expected.</text:p>
      <text:p text:style-name="P4"><text:s/>• A unit in a unit testing may be an individual function, method, procedure, module or object.</text:p>
      <text:p text:style-name="P4"/>
      <text:list xml:id="list3803065196" text:style-name="L2">
        <text:list-item>
          <text:p text:style-name="P16">Ben<text:span text:style-name="T12">e</text:span>fits of Unit Testing:</text:p>
        </text:list-item>
      </text:list>
      <text:p text:style-name="P4"/>
      <text:p text:style-name="P8"><text:s text:c="4"/>• Unit testing helps tester and developers to understand the base of code that makes them able to change defect causing code quickly.</text:p>
      <text:p text:style-name="P8"><text:s text:c="4"/>• Unit testing helps in the documentation.</text:p>
      <text:p text:style-name="P8"><text:s text:c="4"/>• Unit testing fixes defects very early in the development phase that's why there is a possibility to occur a smaller number of defects in upcoming testing levels.</text:p>
      <text:p text:style-name="P8"><text:s text:c="4"/>• It helps with code reusability by migrating code and test cases.</text:p>
      <text:p text:style-name="P10"><text:span text:style-name="T3"><text:s text:c="4"/>• </text:span><text:span text:style-name="T5">Improves design and allows better refactoring of code. </text:span></text:p>
      <text:p text:style-name="P2"/>
      <text:list xml:id="list259347439" text:style-name="L3">
        <text:list-item>
          <text:p text:style-name="P17">Functional Testing:</text:p>
          <text:p text:style-name="P17"/>
        </text:list-item>
      </text:list>
      <text:p text:style-name="P5"><text:s text:c="4"/>• Functional testing is a kind of software testing that validates the functional requirements of the system.</text:p>
      <text:p text:style-name="P6"><text:s text:c="4"/>• Functional testing is to test each function of the software application <text:s/>by providing appropriate input and confirming the output with the expected ones.</text:p>
      <text:p text:style-name="P7"><text:soft-page-break/><text:s text:c="4"/>• This testing validates user interface, API, database, security, client/server communication etc.</text:p>
      <text:p text:style-name="P10"><text:span text:style-name="T9"><text:s text:c="2"/></text:span><text:span text:style-name="T3"><text:s text:c="2"/></text:span><text:span text:style-name="T9">• </text:span><text:span text:style-name="T11">The purpose of the functional testing is to check the primary entry function, necessarily usable function, <text:s text:c="3"/>the flow of screen GUI. Functional testing displays the error message so that the user can easily navigate throughout the application. </text:span></text:p>
      <text:p text:style-name="P11"><text:s text:c="4"/>• Functional testing can be done either manually or by automation.</text:p>
      <text:list xml:id="list3908780037" text:style-name="L4">
        <text:list-item>
          <text:p text:style-name="P21">Advantages of Functional Testing:</text:p>
        </text:list-item>
      </text:list>
      <text:p text:style-name="P12"><text:s text:c="4"/>• It ensures to deliver a bug-free and high quality product.</text:p>
      <text:p text:style-name="P2"><text:s text:c="4"/>• It mainly focuses on the functional requirements specified by customer.</text:p>
      <text:p text:style-name="P2">**************************************************************************************************</text:p>
      <text:p text:style-name="P2"/>
      <text:p text:style-name="P2"/>
      <text:p text:style-name="P3">Question 2:-</text:p>
      <text:p text:style-name="P3"><text:s text:c="5"/>Where and why are you needed unit testing in your project, give me 10 example <text:s text:c="11"/></text:p>
      <text:p text:style-name="P3"><text:s text:c="5"/>and code snap?</text:p>
      <text:p text:style-name="P3"/>
      <text:p text:style-name="P14"><text:span text:style-name="T10">Answer:- <text:s text:c="2"/></text:span></text:p>
      <text:p text:style-name="Standard"><text:span text:style-name="T16"/></text:p>
      <text:p text:style-name="P19"><text:span text:style-name="T16">Tests</text:span><text:span text:style-name="T15"> can be set to run either a one-time check at a certain time interval or can be run immediately in real-time to review changes. In short, </text:span><text:span text:style-name="T16">unit tests</text:span><text:span text:style-name="T15"> help developers detect problems immediately, then fix them quickly. With fewer resources spent finding bugs, teams can move on to the next phase of a </text:span><text:span text:style-name="T16">project</text:span></text:p>
      <text:p text:style-name="P3"/>
      <text:p text:style-name="P3">Your Angular unit tests comprise the foundation of your app's testing story. The purpose of unit tests is to test your codebase function by function. Angular makes it easy for you to write unit tests for all of your Angular entities, from components to pipes and everything in between. </text:p>
      <text:p text:style-name="P3"/>
      <text:p text:style-name="P3">1) Configuration &amp; instantiation</text:p>
      <text:p text:style-name="P3"/>
      <text:p text:style-name="P3">describe('componentName', () =&gt; {</text:p>
      <text:p text:style-name="P3"><text:s text:c="2"/>// suite of tests here</text:p>
      <text:p text:style-name="P3"/>
      <text:p text:style-name="P3"><text:s text:c="2"/>beforeEach(() =&gt; {</text:p>
      <text:p text:style-name="P3"><text:s text:c="4"/>TestBed.configureTestingModule({</text:p>
      <text:p text:style-name="P3"><text:s text:c="6"/>declarations: [myComponent],</text:p>
      <text:p text:style-name="P3"><text:s text:c="4"/>});</text:p>
      <text:p text:style-name="P3"/>
      <text:p text:style-name="P3"><text:s text:c="4"/>fixture = TestBed.createComponent(myComponent);</text:p>
      <text:p text:style-name="P3"><text:s text:c="4"/>component = fixture.componentInstance;</text:p>
      <text:p text:style-name="P3"><text:s text:c="2"/>});</text:p>
      <text:p text:style-name="P3"><text:soft-page-break/></text:p>
      <text:p text:style-name="P3"><text:s text:c="2"/>it('should do some stuff', () =&gt; {</text:p>
      <text:p text:style-name="P3"><text:s text:c="4"/>// this is the body of the test</text:p>
      <text:p text:style-name="P3"/>
      <text:p text:style-name="P3"><text:s text:c="4"/>// test stuff here</text:p>
      <text:p text:style-name="P3"><text:s text:c="4"/>expect(myComponent.methodOfMyComponent()).not.toBe(true);</text:p>
      <text:p text:style-name="P3"><text:s text:c="2"/>});</text:p>
      <text:p text:style-name="P3">});</text:p>
      <text:p text:style-name="P3"/>
      <text:p text:style-name="P3">2) Components</text:p>
      <text:p text:style-name="P3"/>
      <text:p text:style-name="P3">describe('HeaderComponent', () =&gt; {</text:p>
      <text:p text:style-name="P3"><text:s text:c="2"/>let component: HeaderComponent;</text:p>
      <text:p text:style-name="P3"><text:s text:c="2"/>let element: HTMLElement;</text:p>
      <text:p text:style-name="P3"><text:s text:c="2"/>let fixture: ComponentFixture&lt;HeaderComponent&gt;;</text:p>
      <text:p text:style-name="P3"/>
      <text:p text:style-name="P3"><text:s text:c="2"/>// * We use beforeEach so our tests are run in isolation</text:p>
      <text:p text:style-name="P3"><text:s text:c="2"/>beforeEach(() =&gt; {</text:p>
      <text:p text:style-name="P3"><text:s text:c="4"/>TestBed.configureTestingModule({</text:p>
      <text:p text:style-name="P3"><text:s text:c="6"/>// * here we configure our testing module with all the declarations,</text:p>
      <text:p text:style-name="P3"><text:s text:c="6"/>// * imports, and providers necessary to this component</text:p>
      <text:p text:style-name="P3"><text:s text:c="6"/>imports: [CommonModule],</text:p>
      <text:p text:style-name="P3"><text:s text:c="6"/>providers: [],</text:p>
      <text:p text:style-name="P3"><text:s text:c="6"/>declarations: [HeaderComponent],</text:p>
      <text:p text:style-name="P3"><text:s text:c="4"/>}).compileComponents();</text:p>
      <text:p text:style-name="P3"/>
      <text:p text:style-name="P3"><text:s text:c="4"/>fixture = TestBed.createComponent(HeaderComponent);</text:p>
      <text:p text:style-name="P3"><text:s text:c="4"/>component = fixture.componentInstance; // The component instantiation </text:p>
      <text:p text:style-name="P3"><text:s text:c="4"/>element = fixture.nativeElement; // The HTML reference</text:p>
      <text:p text:style-name="P3"><text:s text:c="2"/>});</text:p>
      <text:p text:style-name="P3"/>
      <text:p text:style-name="P3"><text:s text:c="2"/>it('should create', () =&gt; {</text:p>
      <text:p text:style-name="P3"><text:s text:c="4"/>expect(component).toBeTruthy();</text:p>
      <text:p text:style-name="P3"><text:s text:c="2"/>});</text:p>
      <text:p text:style-name="P3"/>
      <text:p text:style-name="P3"><text:s text:c="2"/>it('should create', () =&gt; {</text:p>
      <text:p text:style-name="P3"><text:s text:c="4"/>// * arrange</text:p>
      <text:p text:style-name="P3"><text:s text:c="4"/>const title = 'Hey there, i hope you are enjoying this article';</text:p>
      <text:p text:style-name="P3"><text:s text:c="4"/>const titleElement = element.querySelector('.header-title');</text:p>
      <text:p text:style-name="P3"><text:s text:c="4"/>// * act</text:p>
      <text:p text:style-name="P3"><text:s text:c="4"/>component.title = title;</text:p>
      <text:p text:style-name="P3"><text:s text:c="4"/>fixture.detectChanges(); </text:p>
      <text:p text:style-name="P3"><text:s text:c="4"/>// * assert</text:p>
      <text:p text:style-name="P3"><text:soft-page-break/><text:s text:c="4"/>expect(titleElement.textContent).toContain(title);</text:p>
      <text:p text:style-name="P3"><text:s text:c="2"/>});</text:p>
      <text:p text:style-name="P3">});</text:p>
      <text:p text:style-name="P3"/>
      <text:p text:style-name="P3">3) Pipes</text:p>
      <text:p text:style-name="P3"/>
      <text:p text:style-name="P3">describe('TroncaturePipe', () =&gt; {</text:p>
      <text:p text:style-name="P3"><text:s text:c="2"/>it('create an instance', () =&gt; {</text:p>
      <text:p text:style-name="P3"><text:s text:c="4"/>const pipe = new TroncaturePipe(); // * pipe instantiation</text:p>
      <text:p text:style-name="P3"><text:s text:c="4"/>expect(pipe).toBeTruthy();</text:p>
      <text:p text:style-name="P3"><text:s text:c="2"/>});</text:p>
      <text:p text:style-name="P3"/>
      <text:p text:style-name="P3"><text:s text:c="2"/>it('truncate a string if its too long (&gt;20)', () =&gt; {</text:p>
      <text:p text:style-name="P3"><text:s text:c="4"/>// * arrange</text:p>
      <text:p text:style-name="P3"><text:s text:c="4"/>const pipe = new TroncaturePipe();</text:p>
      <text:p text:style-name="P3"><text:s text:c="4"/>// * act</text:p>
      <text:p text:style-name="P3"><text:s text:c="4"/>const ret = pipe.transform('123456789123456789456666123');</text:p>
      <text:p text:style-name="P3"><text:s text:c="4"/>// * asser</text:p>
      <text:p text:style-name="P3"><text:s text:c="4"/>expect(ret.length).toBe(20);</text:p>
      <text:p text:style-name="P3"><text:s text:c="2"/>});</text:p>
      <text:p text:style-name="P3">});</text:p>
      <text:p text:style-name="P3"/>
      <text:p text:style-name="P3">4) Directives</text:p>
      <text:p text:style-name="P3"/>
      <text:p text:style-name="P3">// * Host component:</text:p>
      <text:p text:style-name="P3">@Component({</text:p>
      <text:p text:style-name="P3"><text:s text:c="2"/>template: `&lt;div [appPadding]="2"&gt;Test&lt;/div&gt;`,</text:p>
      <text:p text:style-name="P3">})</text:p>
      <text:p text:style-name="P3">class HostComponent {}</text:p>
      <text:p text:style-name="P3">@NgModule({</text:p>
      <text:p text:style-name="P3"><text:s text:c="2"/>declarations: [HostComponent, PaddingDirective],</text:p>
      <text:p text:style-name="P3"><text:s text:c="2"/>exports: [HostComponent],</text:p>
      <text:p text:style-name="P3">})</text:p>
      <text:p text:style-name="P3">class HostModule {}</text:p>
      <text:p text:style-name="P3"/>
      <text:p text:style-name="P3">// * Test suite:</text:p>
      <text:p text:style-name="P3">describe('PaddingDirective', () =&gt; {</text:p>
      <text:p text:style-name="P3"><text:s text:c="2"/>let component: HostComponent;</text:p>
      <text:p text:style-name="P3"><text:s text:c="2"/>let element: HTMLElement;</text:p>
      <text:p text:style-name="P3"><text:s text:c="2"/>let fixture: ComponentFixture&lt;HostComponent&gt;;</text:p>
      <text:p text:style-name="P3"/>
      <text:p text:style-name="P3"><text:s text:c="2"/>beforeEach(() =&gt; {</text:p>
      <text:p text:style-name="P3"><text:s text:c="4"/>TestBed.configureTestingModule({</text:p>
      <text:p text:style-name="P3"><text:soft-page-break/><text:s text:c="6"/>imports: [CommonModule, HostModule], // * we import the host module</text:p>
      <text:p text:style-name="P3"><text:s text:c="4"/>}).compileComponents();</text:p>
      <text:p text:style-name="P3"/>
      <text:p text:style-name="P3"><text:s text:c="4"/>fixture = TestBed.createComponent(HostComponent);</text:p>
      <text:p text:style-name="P3"><text:s text:c="4"/>component = fixture.componentInstance;</text:p>
      <text:p text:style-name="P3"><text:s text:c="4"/>element = fixture.nativeElement;</text:p>
      <text:p text:style-name="P3"/>
      <text:p text:style-name="P3"><text:s text:c="4"/>fixture.detectChanges(); // * so the directive gets appilied</text:p>
      <text:p text:style-name="P3"><text:s text:c="2"/>});</text:p>
      <text:p text:style-name="P3"/>
      <text:p text:style-name="P3"><text:s text:c="2"/>it('should create a host instance', () =&gt; {</text:p>
      <text:p text:style-name="P3"><text:s text:c="4"/>expect(component).toBeTruthy();</text:p>
      <text:p text:style-name="P3"><text:s text:c="2"/>});</text:p>
      <text:p text:style-name="P3"/>
      <text:p text:style-name="P3"><text:s text:c="2"/>it('should add padding', () =&gt; {</text:p>
      <text:p text:style-name="P3"><text:s text:c="4"/>// * arrange</text:p>
      <text:p text:style-name="P3"><text:s text:c="4"/>const el = element.querySelector('div');</text:p>
      <text:p text:style-name="P3"><text:s text:c="4"/>// * assert</text:p>
      <text:p text:style-name="P3"><text:s text:c="4"/>expect(el.style.padding).toBe('2rem'); // * we check if the directive worked correctly</text:p>
      <text:p text:style-name="P3"><text:s text:c="2"/>});</text:p>
      <text:p text:style-name="P3">});</text:p>
      <text:p text:style-name="P3"/>
      <text:p text:style-name="P3">5) Services</text:p>
      <text:p text:style-name="P3"/>
      <text:p text:style-name="P3">describe('LocalService', () =&gt; {</text:p>
      <text:p text:style-name="P3"><text:s text:c="2"/>let service: LocalService;</text:p>
      <text:p text:style-name="P3"/>
      <text:p text:style-name="P3"><text:s text:c="2"/>beforeEach(() =&gt; {</text:p>
      <text:p text:style-name="P3"><text:s text:c="4"/>TestBed.configureTestingModule({</text:p>
      <text:p text:style-name="P3"><text:s text:c="6"/>providers: [LocalService],</text:p>
      <text:p text:style-name="P3"><text:s text:c="4"/>});</text:p>
      <text:p text:style-name="P3"/>
      <text:p text:style-name="P3"><text:s text:c="4"/>service = TestBed.get(LocalService); // * inject service instance</text:p>
      <text:p text:style-name="P3"><text:s text:c="2"/>});</text:p>
      <text:p text:style-name="P3"/>
      <text:p text:style-name="P3"><text:s text:c="2"/>it('should be created', () =&gt; {</text:p>
      <text:p text:style-name="P3"><text:s text:c="4"/>expect(service).toBeTruthy();</text:p>
      <text:p text:style-name="P3"><text:s text:c="2"/>});</text:p>
      <text:p text:style-name="P3"/>
      <text:p text:style-name="P3"><text:s text:c="2"/>it('should set the local', () =&gt; {</text:p>
      <text:p text:style-name="P3"><text:s text:c="4"/>// * act</text:p>
      <text:p text:style-name="P3"><text:s text:c="4"/>service.setLocal('fr');</text:p>
      <text:p text:style-name="P3"><text:s text:c="4"/>// * assert</text:p>
      <text:p text:style-name="P3"><text:soft-page-break/><text:s text:c="4"/>expect(service.getLocal()).toBe('fr');</text:p>
      <text:p text:style-name="P3"><text:s text:c="2"/>});</text:p>
      <text:p text:style-name="P3">});</text:p>
      <text:p text:style-name="P3"/>
      <text:p text:style-name="P3">6) </text:p>
      <text:p text:style-name="P3"/>
      <text:p text:style-name="P3">});</text:p>
      <text:p text:style-name="P3"/>
      <text:p text:style-name="P3">6) Using spies</text:p>
      <text:p text:style-name="P3"/>
      <text:p text:style-name="P3">it('should do something', () =&gt; {</text:p>
      <text:p text:style-name="P3"><text:s text:c="2"/>// arrange</text:p>
      <text:p text:style-name="P3"><text:s text:c="2"/>const service = TestBed.get(dataService);</text:p>
      <text:p text:style-name="P3"><text:s text:c="2"/>const spyOnMethod = spyOn(service, 'saveData').and.callThrough();</text:p>
      <text:p text:style-name="P3"><text:s text:c="2"/>// act</text:p>
      <text:p text:style-name="P3"><text:s text:c="2"/>component.onSave();</text:p>
      <text:p text:style-name="P3"><text:s text:c="2"/>// assert</text:p>
      <text:p text:style-name="P3"><text:s text:c="2"/>expect(spyOnMethod).toHaveBeenCalled();</text:p>
      <text:p text:style-name="P3">});</text:p>
      <text:p text:style-name="P3">You could read more about Spies in this great article.</text:p>
      <text:p text:style-name="P3"/>
      <text:p text:style-name="P3"/>
      <text:p text:style-name="P3">7) Dealing with promises</text:p>
      <text:p text:style-name="P3">it('should do something async', async () =&gt; {</text:p>
      <text:p text:style-name="P3"><text:s text:c="2"/>// <text:s/>* arrange</text:p>
      <text:p text:style-name="P3"><text:s text:c="2"/>const ob = { id: 1 };</text:p>
      <text:p text:style-name="P3"><text:s text:c="2"/>component.selected = ob;</text:p>
      <text:p text:style-name="P3"><text:s text:c="2"/>// <text:s/>* act</text:p>
      <text:p text:style-name="P3"><text:s text:c="2"/>const selected = await component.getSelectedAsync(); // get the promise value</text:p>
      <text:p text:style-name="P3"><text:s text:c="2"/>// <text:s/>* assert</text:p>
      <text:p text:style-name="P3"><text:s text:c="2"/>expect(selected.id).toBe(ob.id);</text:p>
      <text:p text:style-name="P3">});</text:p>
      <text:p text:style-name="P3"/>
      <text:p text:style-name="P3">8) Dealing with observables</text:p>
      <text:p text:style-name="P3">it('should do something async', (done) =&gt; {</text:p>
      <text:p text:style-name="P3"><text:s text:c="2"/>// <text:s/>* arrange</text:p>
      <text:p text:style-name="P3"><text:s text:c="2"/>const ob = { id: 1 };</text:p>
      <text:p text:style-name="P3"><text:s text:c="2"/>component.selected = ob;</text:p>
      <text:p text:style-name="P3"><text:s text:c="2"/>// <text:s/>* act</text:p>
      <text:p text:style-name="P3"><text:s text:c="2"/>const selected$ = component.getSelectedObs(); // get an Observable</text:p>
      <text:p text:style-name="P3"><text:s text:c="2"/>// <text:s/>* assert</text:p>
      <text:p text:style-name="P3"><text:s text:c="2"/>selected$.subscribe(selected =&gt; {</text:p>
      <text:p text:style-name="P3"><text:s text:c="4"/>expect(selected.id).toBe(ob.id);</text:p>
      <text:p text:style-name="P3"><text:soft-page-break/><text:s text:c="4"/>done(); // let Jasmine know that you are done testing</text:p>
      <text:p text:style-name="P3"><text:s text:c="2"/>});</text:p>
      <text:p text:style-name="P3">});</text:p>
      <text:p text:style-name="P3"/>
      <text:p text:style-name="P3">9)</text:p>
      <text:p text:style-name="P3">it('should truncate a string if its too long (&gt;20)', () =&gt; {</text:p>
      <text:p text:style-name="P3"><text:s text:c="4"/>// Arrange</text:p>
      <text:p text:style-name="P3"><text:s text:c="4"/>const pipe = new TroncaturePipe();</text:p>
      <text:p text:style-name="P3"/>
      <text:p text:style-name="P3"><text:s text:c="4"/>// Act</text:p>
      <text:p text:style-name="P3"><text:s text:c="4"/>const ret = pipe.transform('1234567890123456789012345');</text:p>
      <text:p text:style-name="P3"><text:s text:c="4"/>// Assert</text:p>
      <text:p text:style-name="P3"><text:s text:c="4"/>expect(ret.length).toBeLessThanOrEqual(20);</text:p>
      <text:p text:style-name="P3"><text:s text:c="2"/>});</text:p>
      <text:p text:style-name="P3"/>
      <text:p text:style-name="P3">10) Dealing with timeouts</text:p>
      <text:p text:style-name="P3">const TIMEOUT_DELAY = 250;</text:p>
      <text:p text:style-name="P3">//...</text:p>
      <text:p text:style-name="P3">it('should do something async', (done) =&gt; {</text:p>
      <text:p text:style-name="P3"><text:s text:c="2"/>// <text:s/>* arrange</text:p>
      <text:p text:style-name="P3"><text:s text:c="2"/>const ob = { id: 1 };</text:p>
      <text:p text:style-name="P3"><text:s text:c="2"/>// <text:s/>* act</text:p>
      <text:p text:style-name="P3"><text:s text:c="2"/>component.setSelectedAfterATimeout(ob);</text:p>
      <text:p text:style-name="P3"><text:s text:c="2"/>// * assert</text:p>
      <text:p text:style-name="P3"><text:s text:c="2"/>setTimeout(() =&gt; {</text:p>
      <text:p text:style-name="P3"><text:s text:c="4"/>expect(component.selected.id).toBe(ob.id);</text:p>
      <text:p text:style-name="P3"><text:s text:c="4"/>done(); // let Jasmine know that you are done testing</text:p>
      <text:p text:style-name="P3"><text:s text:c="2"/>}, TIMEOUT_DELAY);</text:p>
      <text:p text:style-name="P3">});</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146in" fo:margin-bottom="0.5102in" fo:margin-left="0.4165in" fo:margin-right="0.0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4:56:17.480000000</meta:creation-date>
    <dc:date>2021-03-19T17:08:38.455000000</dc:date>
    <meta:editing-duration>PT37M11S</meta:editing-duration>
    <meta:editing-cycles>3</meta:editing-cycles>
    <meta:generator>LibreOffice/7.0.4.2$Windows_X86_64 LibreOffice_project/dcf040e67528d9187c66b2379df5ea4407429775</meta:generator>
    <meta:document-statistic meta:table-count="0" meta:image-count="0" meta:object-count="0" meta:page-count="7" meta:paragraph-count="212" meta:word-count="1108" meta:character-count="8203" meta:non-whitespace-character-count="6797"/>
  </office:meta>
</office:document-meta>
</file>